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685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Producer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Malic 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 of 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 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anoid phenols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 intens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0/OD315 of diluted wines</text:p>
          </table:table-cell>
          <table:table-cell office:value-type="string" calcext:value-type="string">
            <text:p>Prol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5.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9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1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3.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8.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3.1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6.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3.4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9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5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8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4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3.5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7.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3.58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.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8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.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.1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16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.8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.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1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7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.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7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2.88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.6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2.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5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16.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8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5.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3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3.7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8.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.4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3.5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6.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7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3.6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.8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3.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.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6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3.2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2.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2.7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9.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.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2.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5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2.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2.7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9.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8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7.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8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9.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5.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7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.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5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6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3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3.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16.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.3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8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.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3.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7.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3.3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8.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3.3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2.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.3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8.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.7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17.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.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2.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9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3.37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.2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17.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9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6.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3.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0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.0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3.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16.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.8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6.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8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8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6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6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4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8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2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8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2.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.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9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.4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.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9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6.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3.0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20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3.05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.8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.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.7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3.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3.1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.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1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2.4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.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4.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3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3.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3.1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.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3.1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.7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2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2.0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3.0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.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3.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2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.2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2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1.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3.2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18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2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0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0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.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6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1.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2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7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2.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8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7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.9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8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7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9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.4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0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5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3.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2.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2.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3.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2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9.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8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.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2.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2.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1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8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0.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.3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2.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0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3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28.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6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6.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3.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1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3.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2.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6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3.2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1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.8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8.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4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4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7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5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2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4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3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1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7.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5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5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.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2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2.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6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9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.8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1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2.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.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4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3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0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.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2.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2.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3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1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8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1.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6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1.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3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2.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.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4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5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3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8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5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.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5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.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9.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6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2.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7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2.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2.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5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8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2.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6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2.1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18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7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2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7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7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4.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8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9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9.89999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6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7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0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7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2.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2.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5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.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4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6</text:p>
          </table:table-cell>
          <table:table-cell office:value-type="float" office:value="560" calcext:value-type="float">
            <text:p>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4:36:02.387917896</dc:date>
    <meta:editing-duration>PT1M26S</meta:editing-duration>
    <meta:editing-cycles>1</meta:editing-cycles>
    <meta:document-statistic meta:table-count="1" meta:cell-count="2506" meta:object-count="0"/>
    <meta:generator>LibreOffice/7.4.7.2$Linux_X86_64 LibreOffice_project/40$Build-2</meta:generator>
  </office:meta>
</office:document-meta>
</file>